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85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ext_20_body" style:list-style-name="L176">
      <style:paragraph-properties fo:margin-top="0in" fo:margin-bottom="0in"/>
    </style:style>
    <style:style style:name="P400" style:family="paragraph" style:parent-style-name="Text_20_body" style:list-style-name="L177">
      <style:paragraph-properties fo:margin-top="0in" fo:margin-bottom="0in"/>
    </style:style>
    <style:style style:name="P401" style:family="paragraph" style:parent-style-name="Text_20_body" style:list-style-name="L178">
    </style:style>
    <style:style style:name="P402" style:family="paragraph" style:parent-style-name="Text_20_body" style:list-style-name="L179">
      <style:paragraph-properties fo:margin-top="0in" fo:margin-bottom="0in"/>
    </style:style>
    <style:style style:name="P403" style:family="paragraph" style:parent-style-name="Text_20_body" style:list-style-name="L180">
      <style:paragraph-properties fo:margin-top="0in" fo:margin-bottom="0in"/>
    </style:style>
    <style:style style:name="P404" style:family="paragraph" style:parent-style-name="Text_20_body" style:list-style-name="L181">
      <style:paragraph-properties fo:margin-top="0in" fo:margin-bottom="0in"/>
    </style:style>
    <style:style style:name="P405" style:family="paragraph" style:parent-style-name="Text_20_body" style:list-style-name="L182">
      <style:paragraph-properties fo:margin-top="0in" fo:margin-bottom="0in"/>
    </style:style>
    <style:style style:name="P406" style:family="paragraph" style:parent-style-name="Text_20_body" style:list-style-name="L183">
      <style:paragraph-properties fo:margin-top="0in" fo:margin-bottom="0in"/>
    </style:style>
    <style:style style:name="P407" style:family="paragraph" style:parent-style-name="Text_20_body" style:list-style-name="L184">
    </style:style>
    <style:style style:name="P408" style:family="paragraph" style:parent-style-name="Table_20_Heading">
      <style:paragraph-properties fo:text-align="end" style:justify-single-word="false"/>
    </style:style>
    <style:style style:name="P409" style:family="paragraph" style:parent-style-name="Table_20_Contents">
      <style:paragraph-properties fo:text-align="end" style:justify-single-word="false"/>
    </style:style>
    <style:style style:name="P410" style:family="paragraph" style:parent-style-name="Text_20_body" style:list-style-name="L185">
      <style:paragraph-properties fo:margin-top="0in" fo:margin-bottom="0in"/>
    </style:style>
    <style:style style:name="P411" style:family="paragraph" style:parent-style-name="Table_20_Heading">
      <style:paragraph-properties fo:text-align="end" style:justify-single-word="false"/>
    </style:style>
    <style:style style:name="P412" style:family="paragraph" style:parent-style-name="Table_20_Contents">
      <style:paragraph-properties fo:text-align="end" style:justify-single-word="false"/>
    </style:style>
    <style:style style:name="P413" style:family="paragraph" style:parent-style-name="Text_20_body" style:list-style-name="L186">
      <style:paragraph-properties fo:margin-top="0in" fo:margin-bottom="0in"/>
    </style:style>
    <style:style style:name="P414" style:family="paragraph" style:parent-style-name="Text_20_body" style:list-style-name="L187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 style:rel-width="100%"/>
    </style:style>
    <style:style style:name="Table11.A" style:family="table-column">
      <style:table-column-properties style:rel-column-width="15603*"/>
    </style:style>
    <style:style style:name="Table11.B" style:family="table-column">
      <style:table-column-properties style:rel-column-width="49931*"/>
    </style:style>
    <style:style style:name="Table12" style:family="table">
      <style:table-properties table:align="center" style:rel-width="100%"/>
    </style:style>
    <style:style style:name="Table12.A" style:family="table-column">
      <style:table-column-properties style:rel-column-width="16383*"/>
    </style:style>
    <style:style style:name="Table12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02 abril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Converte a tabela de dados para o formato larga. (longo -&gt; larga)<text:line-break/></text:p>
        </text:list-item>
        <text:list-item>
          <text:p text:style-name="P395"><text:span text:style-name="Source_Text">separate()</text:span><text:line-break/>Separa as respostas que estão em uma unica coluna para diversas colunas.<text:line-break/></text:p>
        </text:list-item>
        <text:list-item>
          <text:p text:style-name="P395"><text:span text:style-name="Source_Text">unite()</text:span><text:line-break/>O comando unite é utilizado para unir duas ou mais colunas em uma unica coluna.<text:line-break/></text:p>
        </text:list-item>
        <text:list-item>
          <text:p text:style-name="P395"><text:span text:style-name="Source_Text">complete()</text:span><text:line-break/>Completa as combinações de duas colunas, se não houver valor completa com <text:span text:style-name="T2">NA</text:span>.<text:line-break/></text:p>
        </text:list-item>
        <text:list-item>
          <text:p text:style-name="P395"><text:span text:style-name="Source_Text">drop_na()</text:span><text:line-break/>Elimina as linhas, especificadas ou não, com valor <text:span text:style-name="T2">NA</text:span>.<text:line-break/></text:p>
        </text:list-item>
        <text:list-item>
          <text:p text:style-name="P395"><text:span text:style-name="Source_Text">replace_na()</text:span><text:line-break/>Substitui o valor <text:span text:style-name="T2">NA</text:span> por outro valor especificado.<text:line-break/></text:p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173">
        <text:list-item>
          <text:p text:style-name="P396"><text:span text:style-name="T2">data.table</text:span><text:line-break/></text:p>
          <text:list text:style-name="L174">
            <text:list-item>
              <text:p text:style-name="P397">Manipulando linhas<text:line-break/></text:p>
            </text:list-item>
            <text:list-item>
              <text:p text:style-name="P397">Manipulando colunas<text:line-break/></text:p>
            </text:list-item>
            <text:list-item>
              <text:p text:style-name="P397">Sumarizando dados<text:line-break/></text:p>
            </text:list-item>
            <text:list-item>
              <text:p text:style-name="P397">Operando um subconjunto de dados</text:p>
              <text:list text:style-name="L175">
                <text:list-item>
                  <text:p text:style-name="P398"><text:span text:style-name="T1">lapply</text:span><text:line-break/></text:p>
                </text:list-item>
              </text:list>
            </text:list-item>
            <text:list-item>
              <text:p text:style-name="P397">modificando dados com set:</text:p>
              <text:list text:style-name="L176">
                <text:list-item>
                  <text:p text:style-name="P399"><text:span text:style-name="T1">set</text:span><text:line-break/>modificando um valor.<text:line-break/></text:p>
                </text:list-item>
                <text:list-item>
                  <text:p text:style-name="P399"><text:span text:style-name="T1">setnames</text:span><text:line-break/>modificando nome da coluna.<text:line-break/></text:p>
                </text:list-item>
                <text:list-item>
                  <text:p text:style-name="P399"><text:span text:style-name="T1">setorder</text:span><text:line-break/>modificando ordem das linhas.<text:line-break/></text:p>
                </text:list-item>
                <text:list-item>
                  <text:p text:style-name="P399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177">
        <text:list-item>
          <text:p text:style-name="P400">Gráficos basicos:<text:line-break/></text:p>
        </text:list-item>
      </text:list>
      <text:list text:style-name="L178">
        <text:list-item>
          <text:p text:style-name="P401">Gráfico de barras<text:line-break/><text:span text:style-name="T2">barplot</text:span><text:line-break/></text:p>
        </text:list-item>
        <text:list-item>
          <text:p text:style-name="P401">Gráfico circular (pizza)<text:line-break/><text:span text:style-name="T2">pie</text:span></text:p>
        </text:list-item>
        <text:list-item>
          <text:p text:style-name="P401">Gráfico de linhas<text:line-break/><text:span text:style-name="T2">plot</text:span></text:p>
          <text:list text:style-name="L179">
            <text:list-item>
              <text:p text:style-name="P402">Para adicionar mais linhas no grafico.<text:line-break/><text:span text:style-name="T2">lines</text:span></text:p>
            </text:list-item>
          </text:list>
        </text:list-item>
        <text:list-item>
          <text:p text:style-name="P401">Gráfico de dispersão<text:line-break/></text:p>
          <text:list text:style-name="L180">
            <text:list-item>
              <text:p text:style-name="P403">Para obter a correlação.<text:line-break/><text:span text:style-name="T2">cor</text:span>(x,y)<text:line-break/></text:p>
            </text:list-item>
            <text:list-item>
              <text:p text:style-name="P403">Para obter o coeficiente da reta de regressão.<text:line-break/><text:span text:style-name="T2">lm</text:span>(y ~x)$coef<text:line-break/></text:p>
            </text:list-item>
            <text:list-item>
              <text:p text:style-name="P403">Adiciona a reta tracejada.<text:line-break/><text:span text:style-name="T2">abline</text:span><text:line-break/></text:p>
            </text:list-item>
          </text:list>
        </text:list-item>
        <text:list-item>
          <text:p text:style-name="P401">Histograma<text:line-break/><text:span text:style-name="T2">hist</text:span><text:line-break/></text:p>
        </text:list-item>
        <text:list-item>
          <text:p text:style-name="P401"><text:span text:style-name="T2">Boxplot</text:span> (diagrama de caixa)<text:line-break/></text:p>
        </text:list-item>
      </text:list>
      <text:list text:style-name="L181">
        <text:list-item>
          <text:p text:style-name="P404">Pacote <text:span text:style-name="T2">ggplot2</text:span><text:line-break/></text:p>
        </text:list-item>
      </text:list>
      <text:list text:style-name="L182">
        <text:list-item>
          <text:p text:style-name="P405">Constroi diversos tipos de graficos a partir da mesma estrutura de componentes:<text:line-break/></text:p>
          <text:list text:style-name="L183">
            <text:list-item>
              <text:p text:style-name="P406"><text:span text:style-name="T1">data</text:span>: referente ao banco de dados.<text:line-break/></text:p>
            </text:list-item>
            <text:list-item>
              <text:p text:style-name="P406"><text:span text:style-name="T1">geom_forma</text:span>: um rol de tipos possiveis de representação dos dados.<text:line-break/></text:p>
            </text:list-item>
            <text:list-item>
              <text:p text:style-name="P406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184">
        <text:list-item>
          <text:p text:style-name="P407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407">Quais formatos podemos utilizar no ggplot2 - geom_forma?<text:line-break/></text:p>
        </text:list-item>
      </text:list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408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409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409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409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409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409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409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409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409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409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409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409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409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409">Produz um grafico em forma de violino.</text:p>
          </table:table-cell>
        </table:table-row>
      </table:table>
      <text:list text:style-name="L185">
        <text:list-item>
          <text:p text:style-name="P410">Nome dos argumentos para adicionar efeito em graficos do pacote ggplot2.</text:p>
        </text:list-item>
      </text:list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411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412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412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412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412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412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412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412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412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412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412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412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412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412">Define parametros para os eixos manualmente.</text:p>
          </table:table-cell>
        </table:table-row>
      </table:table>
      <text:list text:style-name="L186">
        <text:list-item>
          <text:p text:style-name="P413">Definindo um tema para o grafico <text:span text:style-name="T2">ggplot</text:span>.<text:line-break/></text:p>
          <text:list text:style-name="L187">
            <text:list-item>
              <text:p text:style-name="P414"><text:span text:style-name="T1">theme_gray</text:span><text:line-break/>Fundo cinza e linhas grandes brancas.<text:line-break/></text:p>
            </text:list-item>
            <text:list-item>
              <text:p text:style-name="P414"><text:span text:style-name="T1">theme_bw</text:span><text:line-break/>O classico preto e branco. Otimo para projetor.<text:line-break/></text:p>
            </text:list-item>
            <text:list-item>
              <text:p text:style-name="P414"><text:span text:style-name="T1">theme_linedraw</text:span><text:line-break/>Linhas pretasde varias larguras num fundo branco. semelhante ao theme_bw.<text:line-break/></text:p>
            </text:list-item>
            <text:list-item>
              <text:p text:style-name="P414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414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414"><text:span text:style-name="T1">theme_minimal</text:span><text:line-break/>Um tema minimalista sem anotações de fundo.<text:line-break/></text:p>
            </text:list-item>
            <text:list-item>
              <text:p text:style-name="P414"><text:span text:style-name="T1">theme_classic</text:span><text:line-break/>Tema classico, com linhas do eixo x e y, sem linhas de grade.<text:line-break/></text:p>
            </text:list-item>
            <text:list-item>
              <text:p text:style-name="P414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5 - O sistema tidyverse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4-02T18:38:31Z</meta:creation-date>
    <dc:date>2023-04-02T18:38:31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02 abril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